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 mt" svg:font-family="'Arial mt'" style:font-family-generic="swiss"/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98cfc"/>
    </style:style>
    <style:style style:name="P3" style:family="paragraph" style:parent-style-name="Standard">
      <style:paragraph-properties fo:text-align="start" style:justify-single-word="false"/>
      <style:text-properties officeooo:paragraph-rsid="000bfd82"/>
    </style:style>
    <style:style style:name="P4" style:family="paragraph" style:parent-style-name="Standard">
      <style:paragraph-properties fo:text-align="start" style:justify-single-word="false"/>
      <style:text-properties style:font-name="ArialMT" fo:font-size="10pt" style:font-size-asian="10pt"/>
    </style:style>
    <style:style style:name="P5" style:family="paragraph" style:parent-style-name="Standard">
      <style:paragraph-properties fo:text-align="start" style:justify-single-word="false"/>
      <style:text-properties style:font-name="ArialMT" fo:font-size="10pt" officeooo:paragraph-rsid="00098cfc" style:font-size-asian="10pt"/>
    </style:style>
    <style:style style:name="P6" style:family="paragraph" style:parent-style-name="Standard">
      <style:paragraph-properties fo:text-align="start" style:justify-single-word="false"/>
      <style:text-properties style:font-name="ArialMT" fo:font-size="10pt" officeooo:paragraph-rsid="000f41d9" style:font-size-asian="10pt"/>
    </style:style>
    <style:style style:name="P7" style:family="paragraph" style:parent-style-name="Standard">
      <style:paragraph-properties fo:text-align="start" style:justify-single-word="false"/>
      <style:text-properties style:font-name="ArialMT" fo:font-size="10pt" officeooo:rsid="000f3c1d" officeooo:paragraph-rsid="000f3c1d" style:font-size-asian="10pt"/>
    </style:style>
    <style:style style:name="P8" style:family="paragraph" style:parent-style-name="Standard">
      <style:paragraph-properties fo:text-align="start" style:justify-single-word="false"/>
      <style:text-properties style:font-name="ArialMT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MT" fo:font-size="10pt" officeooo:rsid="000f3c1d" officeooo:paragraph-rsid="000f3c1d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MT" fo:font-size="10pt" officeooo:rsid="000f41d9" officeooo:paragraph-rsid="000f41d9" style:font-size-asian="10pt"/>
    </style:style>
    <style:style style:name="P11" style:family="paragraph" style:parent-style-name="Standard">
      <style:paragraph-properties fo:text-align="start" style:justify-single-word="false"/>
      <style:text-properties style:font-name="ArialMT" fo:font-size="10pt" officeooo:rsid="000f41d9" officeooo:paragraph-rsid="0010c214" style:font-size-asian="10pt"/>
    </style:style>
    <style:style style:name="P12" style:family="paragraph" style:parent-style-name="Standard">
      <style:paragraph-properties fo:text-align="start" style:justify-single-word="false"/>
      <style:text-properties style:font-name="ArialMT" fo:font-size="10pt" officeooo:rsid="000f41d9" officeooo:paragraph-rsid="0011d679" style:font-size-asian="10pt"/>
    </style:style>
    <style:style style:name="P13" style:family="paragraph" style:parent-style-name="Standard">
      <style:paragraph-properties fo:text-align="start" style:justify-single-word="false"/>
      <style:text-properties style:font-name="ArialMT" fo:font-size="10pt" officeooo:rsid="0011d679" officeooo:paragraph-rsid="0011d679" style:font-size-asian="10pt"/>
    </style:style>
    <style:style style:name="P14" style:family="paragraph" style:parent-style-name="Standard">
      <style:paragraph-properties fo:text-align="start" style:justify-single-word="false"/>
      <style:text-properties style:font-name="ArialMT" fo:font-size="10pt" officeooo:rsid="0011d679" officeooo:paragraph-rsid="0012af83" style:font-size-asian="10pt"/>
    </style:style>
    <style:style style:name="P15" style:family="paragraph" style:parent-style-name="Standard">
      <style:paragraph-properties fo:text-align="start" style:justify-single-word="false"/>
      <style:text-properties style:font-name="ArialMT" fo:font-size="10pt" officeooo:rsid="0011d679" officeooo:paragraph-rsid="0015bbb0" style:font-size-asian="10pt"/>
    </style:style>
    <style:style style:name="P16" style:family="paragraph" style:parent-style-name="Standard">
      <style:paragraph-properties fo:text-align="start" style:justify-single-word="false"/>
      <style:text-properties style:font-name="ArialMT" fo:font-size="10pt" officeooo:rsid="00123cb9" officeooo:paragraph-rsid="00123cb9" style:font-size-asian="10pt"/>
    </style:style>
    <style:style style:name="P17" style:family="paragraph" style:parent-style-name="Standard">
      <style:paragraph-properties fo:text-align="start" style:justify-single-word="false"/>
      <style:text-properties style:font-name="ArialMT" fo:font-size="10pt" officeooo:rsid="00144964" officeooo:paragraph-rsid="001696d1" style:font-size-asian="10pt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ArialMT" fo:font-size="10pt" officeooo:rsid="000bfd82" officeooo:paragraph-rsid="000bfd82" style:font-size-asian="10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position="0% 100%" style:font-name="ArialMT" fo:font-size="10pt" fo:font-weight="normal" officeooo:rsid="000f41d9" officeooo:paragraph-rsid="0010c214" style:font-size-asian="10pt" style:font-size-complex="12pt"/>
    </style:style>
    <style:style style:name="P20" style:family="paragraph" style:parent-style-name="Standard">
      <style:text-properties style:font-name="ArialMT" fo:font-size="10pt" style:font-size-asian="10pt"/>
    </style:style>
    <style:style style:name="P21" style:family="paragraph" style:parent-style-name="Standard">
      <style:paragraph-properties fo:text-align="start" style:justify-single-word="false"/>
      <style:text-properties style:font-name="ArialMT" fo:font-size="10pt" style:font-size-asian="10pt"/>
    </style:style>
    <style:style style:name="P22" style:family="paragraph" style:parent-style-name="Standard">
      <style:paragraph-properties fo:text-align="start" style:justify-single-word="false"/>
      <style:text-properties style:font-name="ArialMT" fo:font-size="10pt" officeooo:rsid="00172cd6" officeooo:paragraph-rsid="0018b72e" style:font-size-asian="10pt"/>
    </style:style>
    <style:style style:name="P23" style:family="paragraph" style:parent-style-name="Standard">
      <style:paragraph-properties fo:text-align="start" style:justify-single-word="false"/>
      <style:text-properties style:font-name="ArialMT" fo:font-size="10pt" officeooo:rsid="00172cd6" officeooo:paragraph-rsid="001a1344" style:font-size-asian="10pt"/>
    </style:style>
    <style:style style:name="P24" style:family="paragraph" style:parent-style-name="Standard">
      <style:paragraph-properties fo:text-align="start" style:justify-single-word="false"/>
      <style:text-properties style:font-name="ArialMT" fo:font-size="10pt" officeooo:rsid="001af5ab" officeooo:paragraph-rsid="001af5ab" style:font-size-asian="10pt"/>
    </style:style>
    <style:style style:name="P25" style:family="paragraph" style:parent-style-name="Standard">
      <style:paragraph-properties fo:margin-top="0cm" fo:margin-bottom="0cm" style:contextual-spacing="false"/>
      <style:text-properties officeooo:paragraph-rsid="001af5ab"/>
    </style:style>
    <style:style style:name="T1" style:family="text">
      <style:text-properties style:font-name="Arial-BoldMT" fo:font-size="10pt" fo:font-weight="bold" style:font-size-asian="10pt" style:font-weight-asian="bold"/>
    </style:style>
    <style:style style:name="T2" style:family="text">
      <style:text-properties style:font-name="ArialMT" fo:font-size="10pt" style:font-size-asian="10pt"/>
    </style:style>
    <style:style style:name="T3" style:family="text">
      <style:text-properties style:font-name="ArialMT" fo:font-size="10pt" officeooo:rsid="00098cfc" style:font-size-asian="10pt"/>
    </style:style>
    <style:style style:name="T4" style:family="text">
      <style:text-properties style:font-name="ArialMT" fo:font-size="10pt" officeooo:rsid="001af5ab" style:font-size-asian="10pt"/>
    </style:style>
    <style:style style:name="T5" style:family="text">
      <style:text-properties style:font-name="Wingdings"/>
    </style:style>
    <style:style style:name="T6" style:family="text">
      <style:text-properties style:font-name="Wingdings" fo:font-size="10pt" style:font-size-asian="10pt"/>
    </style:style>
    <style:style style:name="T7" style:family="text">
      <style:text-properties style:font-name="Symbol"/>
    </style:style>
    <style:style style:name="T8" style:family="text">
      <style:text-properties style:font-name="Symbol" fo:font-size="12pt" fo:font-weight="normal" style:font-size-asian="12pt" style:font-size-complex="12pt"/>
    </style:style>
    <style:style style:name="T9" style:family="text">
      <style:text-properties style:font-name="Symbol" fo:font-size="12pt" fo:font-weight="normal" officeooo:rsid="0011d679" style:font-size-asian="12pt" style:font-size-complex="12pt"/>
    </style:style>
    <style:style style:name="T10" style:family="text">
      <style:text-properties style:font-name="Symbol" fo:font-weight="normal"/>
    </style:style>
    <style:style style:name="T11" style:family="text">
      <style:text-properties style:font-name="Symbol" fo:font-weight="normal" style:font-size-complex="10pt"/>
    </style:style>
    <style:style style:name="T12" style:family="text">
      <style:text-properties style:font-name="Symbol" fo:font-weight="normal" officeooo:rsid="000f3c1d" style:font-size-complex="10pt"/>
    </style:style>
    <style:style style:name="T13" style:family="text">
      <style:text-properties style:font-name="Symbol" fo:font-weight="normal" officeooo:rsid="0018b72e" style:font-size-complex="10pt"/>
    </style:style>
    <style:style style:name="T14" style:family="text">
      <style:text-properties style:font-name="Symbol" fo:font-size="10pt" style:font-size-asian="10pt"/>
    </style:style>
    <style:style style:name="T15" style:family="text">
      <style:text-properties style:font-name="Symbol" fo:font-size="10pt" officeooo:rsid="001af5ab" style:font-size-asian="10pt"/>
    </style:style>
    <style:style style:name="T16" style:family="text">
      <style:text-properties style:font-name="Symbol" fo:font-size="10pt" fo:font-weight="normal" officeooo:rsid="000f3c1d" style:font-size-asian="10pt" style:font-size-complex="10pt"/>
    </style:style>
    <style:style style:name="T17" style:family="text">
      <style:text-properties style:text-position="sub 58%"/>
    </style:style>
    <style:style style:name="T18" style:family="text">
      <style:text-properties style:text-position="sub 58%" style:font-name="ArialMT" fo:font-size="12pt" fo:font-weight="normal" officeooo:rsid="00098cfc" style:font-size-asian="12pt" style:font-size-complex="12pt"/>
    </style:style>
    <style:style style:name="T19" style:family="text">
      <style:text-properties style:text-position="sub 58%" style:font-name="ArialMT" fo:font-size="10pt" style:font-size-asian="10pt"/>
    </style:style>
    <style:style style:name="T20" style:family="text">
      <style:text-properties style:text-position="sub 58%" style:font-name="ArialMT" fo:font-size="10pt" officeooo:rsid="001af5ab" style:font-size-asian="10pt"/>
    </style:style>
    <style:style style:name="T21" style:family="text">
      <style:text-properties style:text-position="sub 58%" style:font-name="ArialMT" fo:font-size="10pt" fo:font-weight="normal" officeooo:rsid="000bfd82" style:font-size-asian="10pt" style:font-size-complex="12pt"/>
    </style:style>
    <style:style style:name="T22" style:family="text">
      <style:text-properties style:text-position="sub 58%" fo:font-weight="normal"/>
    </style:style>
    <style:style style:name="T23" style:family="text">
      <style:text-properties style:text-position="sub 58%" fo:font-weight="normal" officeooo:rsid="00098cfc"/>
    </style:style>
    <style:style style:name="T24" style:family="text">
      <style:text-properties style:text-position="sub 58%" fo:font-weight="normal" style:font-size-complex="10pt"/>
    </style:style>
    <style:style style:name="T25" style:family="text">
      <style:text-properties style:text-position="sub 58%" fo:font-weight="normal" officeooo:rsid="000f3c1d" style:font-size-complex="10pt"/>
    </style:style>
    <style:style style:name="T26" style:family="text">
      <style:text-properties style:text-position="sub 58%" fo:font-weight="normal" officeooo:rsid="000f5381" style:font-size-complex="10pt"/>
    </style:style>
    <style:style style:name="T27" style:family="text">
      <style:text-properties style:text-position="sub 58%" fo:font-weight="normal" officeooo:rsid="0010c214" style:font-size-complex="10pt"/>
    </style:style>
    <style:style style:name="T28" style:family="text">
      <style:text-properties style:text-position="sub 58%" officeooo:rsid="0010c214"/>
    </style:style>
    <style:style style:name="T29" style:family="text">
      <style:text-properties style:text-position="sub 58%" officeooo:rsid="0011d679"/>
    </style:style>
    <style:style style:name="T30" style:family="text">
      <style:text-properties style:text-position="sub 58%" style:font-name="Symbol"/>
    </style:style>
    <style:style style:name="T31" style:family="text">
      <style:text-properties style:text-position="sub 58%" style:font-name="Symbol" fo:font-weight="normal" style:font-size-complex="10pt"/>
    </style:style>
    <style:style style:name="T32" style:family="text">
      <style:text-properties style:text-position="sub 58%" style:font-name="Symbol" fo:font-weight="normal" officeooo:rsid="001af5ab" style:font-size-complex="10pt"/>
    </style:style>
    <style:style style:name="T33" style:family="text">
      <style:text-properties style:text-position="sub 58%" style:font-name="Symbol" fo:font-size="10pt" style:font-size-asian="10pt"/>
    </style:style>
    <style:style style:name="T34" style:family="text">
      <style:text-properties style:text-position="sub 58%" officeooo:rsid="001af5ab"/>
    </style:style>
    <style:style style:name="T35" style:family="text">
      <style:text-properties style:text-position="0% 100%" style:font-name="ArialMT" fo:font-size="10pt" officeooo:rsid="000bfd82" style:font-size-asian="10pt"/>
    </style:style>
    <style:style style:name="T36" style:family="text">
      <style:text-properties style:text-position="0% 100%" style:font-name="Symbol" fo:font-size="12pt" fo:font-weight="normal" officeooo:rsid="000bfd82" style:font-size-asian="12pt" style:font-size-complex="12pt"/>
    </style:style>
    <style:style style:name="T37" style:family="text">
      <style:text-properties style:text-position="0% 100%" fo:font-weight="normal"/>
    </style:style>
    <style:style style:name="T38" style:family="text">
      <style:text-properties style:text-position="0% 100%" fo:font-weight="normal" style:font-size-complex="10pt"/>
    </style:style>
    <style:style style:name="T39" style:family="text">
      <style:text-properties style:text-position="0% 100%" fo:font-weight="normal" officeooo:rsid="0010c214" style:font-size-complex="10pt"/>
    </style:style>
    <style:style style:name="T40" style:family="text">
      <style:text-properties fo:font-weight="normal"/>
    </style:style>
    <style:style style:name="T41" style:family="text">
      <style:text-properties style:font-name="Arial mt" fo:font-weight="normal"/>
    </style:style>
    <style:style style:name="T42" style:family="text">
      <style:text-properties fo:color="#000000" loext:opacity="100%" style:font-name="Symbol" fo:font-size="12pt" fo:font-weight="bold" officeooo:rsid="002268eb" style:font-size-asian="12pt" style:font-weight-asian="normal" style:font-size-complex="12pt" style:font-weight-complex="normal"/>
    </style:style>
    <style:style style:name="T43" style:family="text">
      <style:text-properties fo:color="#000000" loext:opacity="100%" style:text-position="sub 58%" fo:font-weight="normal" officeooo:rsid="0010c214" style:font-size-complex="12pt"/>
    </style:style>
    <style:style style:name="T44" style:family="text">
      <style:text-properties fo:color="#000000" loext:opacity="100%" style:text-position="sub 58%" fo:font-weight="normal" officeooo:rsid="0018b72e" style:font-size-complex="12pt"/>
    </style:style>
    <style:style style:name="T45" style:family="text">
      <style:text-properties fo:color="#000000" loext:opacity="100%" style:text-position="sub 58%" fo:font-weight="normal" style:font-size-complex="10pt"/>
    </style:style>
    <style:style style:name="T46" style:family="text">
      <style:text-properties fo:color="#000000" loext:opacity="100%" style:text-position="sub 58%" fo:font-weight="normal" officeooo:rsid="0018b72e" style:font-size-complex="10pt"/>
    </style:style>
    <style:style style:name="T47" style:family="text">
      <style:text-properties fo:color="#000000" loext:opacity="100%" style:text-position="sub 58%" fo:font-weight="normal" officeooo:rsid="001af5ab" style:font-size-complex="10pt"/>
    </style:style>
    <style:style style:name="T48" style:family="text">
      <style:text-properties fo:color="#000000" loext:opacity="100%" style:text-position="sub 58%" style:font-name="ArialMT" fo:font-size="10pt" fo:font-weight="normal" officeooo:rsid="001af5ab" style:font-size-asian="10pt" style:font-size-complex="10pt"/>
    </style:style>
    <style:style style:name="T49" style:family="text">
      <style:text-properties fo:color="#000000" loext:opacity="100%" style:text-position="0% 100%" fo:font-weight="normal" style:font-size-complex="12pt"/>
    </style:style>
    <style:style style:name="T50" style:family="text">
      <style:text-properties fo:color="#000000" loext:opacity="100%" style:text-position="0% 100%" fo:font-weight="normal" officeooo:rsid="0010c214" style:font-size-complex="12pt"/>
    </style:style>
    <style:style style:name="T51" style:family="text">
      <style:text-properties fo:color="#000000" loext:opacity="100%" style:text-position="0% 100%" fo:font-weight="normal" officeooo:rsid="0018b72e" style:font-size-complex="12pt"/>
    </style:style>
    <style:style style:name="T52" style:family="text">
      <style:text-properties fo:color="#000000" loext:opacity="100%" style:text-position="0% 100%" fo:font-weight="normal" officeooo:rsid="001a1344" style:font-size-complex="12pt"/>
    </style:style>
    <style:style style:name="T53" style:family="text">
      <style:text-properties fo:color="#000000" loext:opacity="100%" style:text-position="0% 100%" style:font-name="Symbol" fo:font-size="12pt" fo:font-weight="normal" officeooo:rsid="0011d679" style:font-size-asian="12pt" style:font-size-complex="12pt"/>
    </style:style>
    <style:style style:name="T54" style:family="text">
      <style:text-properties fo:color="#ff0066" loext:opacity="100%" style:font-name="Symbol" fo:font-size="12pt" fo:font-weight="bold" officeooo:rsid="002268eb" style:font-size-asian="12pt" style:font-weight-asian="normal" style:font-size-complex="12pt" style:font-weight-complex="normal"/>
    </style:style>
    <style:style style:name="T55" style:family="text">
      <style:text-properties officeooo:rsid="000f41d9"/>
    </style:style>
    <style:style style:name="T56" style:family="text">
      <style:text-properties officeooo:rsid="000f5381"/>
    </style:style>
    <style:style style:name="T57" style:family="text">
      <style:text-properties officeooo:rsid="0010c214"/>
    </style:style>
    <style:style style:name="T58" style:family="text">
      <style:text-properties officeooo:rsid="0011d679"/>
    </style:style>
    <style:style style:name="T59" style:family="text">
      <style:text-properties officeooo:rsid="00123cb9"/>
    </style:style>
    <style:style style:name="T60" style:family="text">
      <style:text-properties officeooo:rsid="0012af83"/>
    </style:style>
    <style:style style:name="T61" style:family="text">
      <style:text-properties officeooo:rsid="0014d89e"/>
    </style:style>
    <style:style style:name="T62" style:family="text">
      <style:text-properties officeooo:rsid="0018b72e"/>
    </style:style>
    <style:style style:name="T63" style:family="text">
      <style:text-properties officeooo:rsid="001af5ab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gencia </text:span><text:span text:style-name="T2">(RAZON_SOCIAL, dirección, telef, e-mail)</text:span></text:p>
      <text:p text:style-name="P1"><text:span text:style-name="T1">Ciudad </text:span><text:span text:style-name="T2">(CODIGOPOSTAL, nombreCiudad, añoCreación)</text:span></text:p>
      <text:p text:style-name="P1"><text:span text:style-name="T1">Cliente </text:span><text:span text:style-name="T2">(DNI, nombre, apellido, teléfono, dirección)</text:span></text:p>
      <text:p text:style-name="P2"><text:span text:style-name="T1">Viaje</text:span><text:span text:style-name="T2">( FECHA,HORA,DNI, cpOrigen (Fk), cpDestino (Fk), razon_social(Fk), descripcion)</text:span></text:p>
      <text:p text:style-name="P5">//cpOrigen y cpDestino corresponden a la ciudades origen y destino del viaje</text:p>
      <text:p text:style-name="P4"/>
      <text:p text:style-name="P4"/>
      <text:p text:style-name="P5">1. Eliminar el cliente con DNI:25326992.</text:p>
      <text:p text:style-name="P5"/>
      <text:p text:style-name="P2"><text:span text:style-name="T3">Cliente</text:span><text:span text:style-name="T2"> </text:span><text:span text:style-name="T6">ç</text:span><text:span text:style-name="T2"> </text:span><text:span text:style-name="T3">Cliente</text:span><text:span text:style-name="T2"> - </text:span><text:span text:style-name="T3">(</text:span><text:span text:style-name="T8">s</text:span><text:span text:style-name="T18">DNI=25326992</text:span><text:span text:style-name="T2">(</text:span><text:span text:style-name="T3">Cliente</text:span><text:span text:style-name="T2"> )</text:span><text:span text:style-name="T3">)</text:span></text:p>
      <text:p text:style-name="P4"/>
      <text:p text:style-name="P4"/>
      <text:p text:style-name="P4"/>
      <text:p text:style-name="P4">2. Listar datos personales de clientes que solo realizaron viajes locales.(En cada viaje realizado coincide</text:p>
      <text:p text:style-name="P4">la localidad origen con la destino, cpOrigen y cpDestino).</text:p>
      <text:p text:style-name="P4"/>
      <text:p text:style-name="P3"><text:span text:style-name="T8">p</text:span><text:span text:style-name="T19">DNI, nombre, apellido, teléfono, dirección</text:span><text:span text:style-name="T35"> (Cliente |x| </text:span><text:span text:style-name="T36">s</text:span><text:span text:style-name="T21">cpOrigen=cpDestino</text:span><text:span text:style-name="T18"> </text:span><text:span text:style-name="T35">Viaje)</text:span></text:p>
      <text:p text:style-name="P18"/>
      <text:p text:style-name="P3"><text:span text:style-name="T35">(Cliente |x| </text:span><text:span text:style-name="T36">s</text:span><text:span text:style-name="T21">cpOrigen&lt;&gt;cpDestino</text:span><text:span text:style-name="T18"> </text:span><text:span text:style-name="T35">Viaje)</text:span></text:p>
      <text:p text:style-name="P4"/>
      <text:p text:style-name="P4"/>
      <text:p text:style-name="P4">3. Listar información de agencias que no tengan viajes para el cliente DNI:22222222 durante el primer</text:p>
      <text:p text:style-name="P4">semestre de 2020.</text:p>
      <text:p text:style-name="P8"/>
      <text:p text:style-name="P9"><text:span text:style-name="T41">ConViaje &lt;= </text:span><text:span text:style-name="T10">p</text:span><text:span text:style-name="T22">RAZON_SOCIAL, dirección, telef, e-mail</text:span>( Agencia |x| <text:span text:style-name="T10">s</text:span><text:span text:style-name="T23">DNI=25326992 </text:span><text:span text:style-name="T22">^ fecha&gt;=01/01/2020 ^ fecha &lt;=30/06/2020</text:span><text:span text:style-name="T23"> </text:span><text:span text:style-name="T37">(</text:span>Viaje) )</text:p>
      <text:p text:style-name="P7"/>
      <text:p text:style-name="P9"><text:span text:style-name="T10">(p</text:span><text:span text:style-name="T22">RAZON_SOCIAL, dirección, telef, e-mail</text:span>( Agencia |x| Viaje)) – (ConViaje)</text:p>
      <text:p text:style-name="P9"/>
      <text:p text:style-name="P9"/>
      <text:p text:style-name="P4"/>
      <text:p text:style-name="P4">4. Listar información de agencias que realizaron viajes durante 2019 y no realizaron viajes durante 2020.</text:p>
      <text:p text:style-name="P4"/>
      <text:p text:style-name="P9"><text:span text:style-name="T40">viajes2019si &lt;= </text:span><text:span text:style-name="T10">p</text:span><text:span text:style-name="T22">RAZON_SOCIAL, dirección, telef, e-mail</text:span>( Agencia |x| <text:span text:style-name="T10">s</text:span><text:span text:style-name="T22">fecha&gt;=01/01/2019 ^ fecha &lt;=31/12/2019 </text:span>Viaje)</text:p>
      <text:p text:style-name="P9"/>
      <text:p text:style-name="P9"><text:span text:style-name="T40">viajes2020no &lt;= </text:span><text:span text:style-name="T10">(p</text:span><text:span text:style-name="T22">RAZON_SOCIAL, dirección, telef, e-mail</text:span><text:span text:style-name="T40">( Agencia |x| Viaje)) - </text:span><text:span text:style-name="T10">p</text:span><text:span text:style-name="T22">RAZON_SOCIAL, dirección, telef, e-mail</text:span>( Agencia |x| <text:span text:style-name="T10">s</text:span><text:span text:style-name="T22">fecha&gt;=01/01/2020^ fecha &lt;=31/12/2020 </text:span>Viaje)</text:p>
      <text:p text:style-name="P4"/>
      <text:p text:style-name="P9"><text:span text:style-name="T40">viajes2019si </text:span><text:span text:style-name="T42">Ç</text:span><text:span text:style-name="T54"> </text:span><text:span text:style-name="T40">viajes2020no</text:span></text:p>
      <text:p text:style-name="P4"/>
      <text:p text:style-name="P4"/>
      <text:p text:style-name="P4"/>
      <text:p text:style-name="P6">5. Agregar una agencia de viajes con los datos que desee.</text:p>
      <text:p text:style-name="P6"/>
      <text:p text:style-name="P6"><text:span text:style-name="T55">Agencia</text:span><text:span text:style-name="T5">ç</text:span> <text:span text:style-name="T55">Agencia</text:span> <text:span text:style-name="T7">È</text:span> ( <text:span text:style-name="T55">DWG</text:span>, “<text:span text:style-name="T55">Seul 3452”</text:span>, <text:span text:style-name="T55">50567542</text:span>, “<text:span text:style-name="T55">dwg@dwg.com”</text:span>)</text:p>
      <text:p text:style-name="P4"/>
      <text:p text:style-name="P4"/>
      <text:p text:style-name="P4"/>
      <text:p text:style-name="P4">6. Listar datos personales de clientes que viajaron con ciudad destino ‘Lincoln’ pero no realizaron viajes</text:p>
      <text:p text:style-name="P4">con origen ‘La Plata’.</text:p>
      <text:p text:style-name="P19"/>
      <text:p text:style-name="P11">LincolnSi &lt;= <text:span text:style-name="T12">p</text:span><text:span text:style-name="T28">cliente.dni </text:span>(Cliente |x| <text:span text:style-name="T57">(</text:span><text:span text:style-name="T12">s</text:span><text:span text:style-name="T26">Viaje.</text:span><text:span text:style-name="T27">cpDestino=</text:span><text:span text:style-name="T43">Ciudad .codigopostal</text:span><text:span text:style-name="T56">(</text:span>Viaje x <text:span text:style-name="T12">s </text:span><text:span text:style-name="T25">nombreCiudad</text:span><text:span text:style-name="T27">=”Lincoln”</text:span><text:span text:style-name="T25"> </text:span><text:span text:style-name="T39">(</text:span><text:span text:style-name="T50">Ciudad)</text:span><text:span text:style-name="T49">)</text:span><text:span text:style-name="T50">))</text:span></text:p>
      <text:p text:style-name="P10"/>
      <text:p text:style-name="P12">LaPlataNo &lt;= <text:span text:style-name="T12">p</text:span><text:span text:style-name="T28">cliente.dni </text:span><text:span text:style-name="T58">(Cliente) - <text:s/></text:span><text:span text:style-name="T12">p</text:span><text:span text:style-name="T28">cliente.dni </text:span>(Cliente |x| <text:span text:style-name="T57">(</text:span><text:span text:style-name="T12">s</text:span><text:span text:style-name="T26">Viaje.</text:span><text:span text:style-name="T27">cpDestino=</text:span><text:span text:style-name="T43">Ciudad .codigopostal</text:span><text:span text:style-name="T56">(</text:span>Viaje x<text:span text:style-name="T12">s </text:span><text:span text:style-name="T25">nombreCiudad</text:span><text:span text:style-name="T27">=”La Plata”</text:span><text:span text:style-name="T39">(</text:span><text:span text:style-name="T50">Ciudad)</text:span><text:span text:style-name="T49">)</text:span><text:span text:style-name="T50">))</text:span></text:p>
      <text:p text:style-name="P4"/>
      <text:p text:style-name="P12"><text:span text:style-name="T9">p</text:span><text:span text:style-name="T29">DNI, nombre, apellido, teléfono, dirección</text:span><text:span text:style-name="T58">((</text:span>LincolnSi <text:span text:style-name="T42">Ç </text:span>LaPlataNo<text:span text:style-name="T58">) |x| Cliente )</text:span></text:p>
      <text:p text:style-name="P12"/>
      <text:p text:style-name="P12"/>
      <text:p text:style-name="P12"/>
      <text:p text:style-name="P12"/>
      <text:p text:style-name="P12"/>
      <text:p text:style-name="P4"><text:soft-page-break/>7. Listar nombre, apellido, dirección y teléfono de clientes que viajaron con todas las agencias.</text:p>
      <text:p text:style-name="P4"/>
      <text:p text:style-name="P16">C &lt;= Cliente</text:p>
      <text:p text:style-name="P16">V &lt;= Viaje</text:p>
      <text:p text:style-name="P16">A &lt;= Agencia</text:p>
      <text:p text:style-name="P13"/>
      <text:p text:style-name="P15"><text:span text:style-name="T60">Todo &lt;=</text:span>( <text:span text:style-name="T59">C</text:span> |x| <text:span text:style-name="T59">V</text:span> |x| <text:span text:style-name="T59">A</text:span> <text:s/>)</text:p>
      <text:p text:style-name="P14"/>
      <text:p text:style-name="P17"><text:span text:style-name="T9">p</text:span><text:span text:style-name="T29">DNI, nombre, apellido, teléfono, dirección</text:span><text:span text:style-name="T61">(( </text:span>Todo <text:span text:style-name="T61">) : A)</text:span></text:p>
      <text:p text:style-name="P14"/>
      <text:p text:style-name="P4"/>
      <text:p text:style-name="P4">8. Listar código postal, nombre Ciudad y año creación de ciudades que no recibieron viajes durante 2020.</text:p>
      <text:p text:style-name="P4"/>
      <text:p text:style-name="P22"><text:span text:style-name="T51">CiudadesSinViajes &lt;= </text:span><text:span text:style-name="T9">p</text:span><text:span text:style-name="T43">codigopostal </text:span><text:span text:style-name="T51">(Ciudad) - </text:span><text:span text:style-name="T9">p</text:span><text:span text:style-name="T43">codigopostal </text:span><text:span text:style-name="T13">(</text:span><text:span text:style-name="T12">s</text:span><text:span text:style-name="T27">cpDestino=</text:span><text:span text:style-name="T43">codigopostal</text:span><text:span text:style-name="T62">( Ciudad</text:span> <text:span text:style-name="T62">x (</text:span><text:span text:style-name="T12">s</text:span><text:span text:style-name="T46">fecha&gt;=01/01/2020 ^ fecha&lt;= 31/12/2020</text:span><text:span text:style-name="T62"> (V))))</text:span></text:p>
      <text:p text:style-name="P4"/>
      <text:p text:style-name="P23"><text:span text:style-name="T53">p</text:span><text:span text:style-name="T44">CODIGOPOSTAL, nombreCiudad, añoCreación </text:span><text:span text:style-name="T51">(CiudadesSinViajes </text:span><text:span text:style-name="T52">|x| Ciudad</text:span><text:span text:style-name="T51">)</text:span></text:p>
      <text:p text:style-name="P4"/>
      <text:p text:style-name="P4">9. Reportar información de agencias que realizaron viajes durante 2019 o que tengan dirección igual a</text:p>
      <text:p text:style-name="P4">‘General Pinto’.</text:p>
      <text:p text:style-name="P4"/>
      <text:p text:style-name="P24">V &lt;= Viaje</text:p>
      <text:p text:style-name="P24">A &lt;= Agencia</text:p>
      <text:p text:style-name="P24"/>
      <text:p text:style-name="P24"><text:span text:style-name="T12">p</text:span><text:span text:style-name="T25">RAZON_SOCIAL, dirección, telef, e-mail </text:span><text:span text:style-name="T38">(</text:span><text:span text:style-name="T12">s </text:span><text:span text:style-name="T31">(</text:span><text:span text:style-name="T46">fecha&gt;=01/01/</text:span><text:span text:style-name="T45">2019</text:span><text:span text:style-name="T46"> ^ fecha&lt;= 31/12/</text:span><text:span text:style-name="T45">2019) v direccion=”General Pinto”</text:span>( V |x| A )))</text:p>
      <text:p text:style-name="P4"/>
      <text:p text:style-name="P20">10. Actualizar el teléfono del cliente con DNI: 2789655 a: 221-4400345.</text:p>
      <text:p text:style-name="Standard"><text:span text:style-name="T15"/></text:p>
      <text:p text:style-name="P25"><text:span text:style-name="T14">d </text:span><text:span text:style-name="T19">teléfono </text:span><text:span text:style-name="T33">Ü</text:span><text:span text:style-name="T19"> </text:span><text:span text:style-name="T20">221-4400345</text:span><text:span text:style-name="T2"> </text:span><text:span text:style-name="T4">(</text:span><text:span text:style-name="T16">s</text:span><text:span text:style-name="T48">dni=2789655</text:span><text:span text:style-name="T2">( </text:span><text:span text:style-name="T4">Cliente</text:span><text:span text:style-name="T2"> )</text:span><text:span text:style-name="T4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 mt" svg:font-family="'Arial mt'" style:font-family-generic="swiss"/>
    <style:font-face style:name="Lucida Sans1" svg:font-family="'Lucida Sans'" style:font-family-generic="swiss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1:52:41.523000000</meta:creation-date>
    <dc:date>2021-10-31T16:33:48.112000000</dc:date>
    <meta:editing-duration>PT6H40S</meta:editing-duration>
    <meta:editing-cycles>8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42" meta:word-count="389" meta:character-count="2939" meta:non-whitespace-character-count="2589"/>
  </office:meta>
</office:document-meta>
</file>